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00%" fo:text-indent="0.5in"/>
      <style:text-properties style:font-name="Times New Roman" style:font-name-complex="Times New Roman"/>
    </style:style>
    <style:style style:name="P2" style:parent-style-name="Normal" style:family="paragraph">
      <style:paragraph-properties fo:line-height="100%" fo:text-indent="0.5in"/>
      <style:text-properties style:font-name="Times New Roman" style:font-name-complex="Times New Roman"/>
    </style:style>
    <style:style style:name="P3" style:parent-style-name="Normal" style:family="paragraph">
      <style:paragraph-properties fo:line-height="100%" fo:text-indent="0.5in"/>
      <style:text-properties style:font-name="Times New Roman" style:font-name-complex="Times New Roman"/>
    </style:style>
    <style:style style:name="P4" style:parent-style-name="Normal" style:family="paragraph">
      <style:paragraph-properties fo:text-align="center" fo:line-height="100%" fo:text-indent="0.5in"/>
      <style:text-properties style:font-name="Times New Roman" style:font-name-complex="Times New Roman" fo:font-weight="bold" style:font-weight-asian="bold" style:font-weight-complex="bold" style:text-underline-type="single" style:text-underline-style="solid" style:text-underline-width="auto" style:text-underline-mode="continuous"/>
    </style:style>
    <style:style style:name="P5" style:parent-style-name="Normal" style:family="paragraph">
      <style:paragraph-properties fo:line-height="100%" fo:text-indent="0.5in"/>
      <style:text-properties style:font-name="Times New Roman" style:font-name-complex="Times New Roman" fo:font-weight="bold" style:font-weight-asian="bold" style:font-weight-complex="bold"/>
    </style:style>
    <style:style style:name="P6" style:parent-style-name="Normal" style:family="paragraph">
      <style:paragraph-properties fo:line-height="100%" fo:text-indent="0.5in"/>
    </style:style>
    <style:style style:name="T7" style:parent-style-name="DefaultParagraphFont" style:family="text">
      <style:text-properties style:font-name="Times New Roman" style:font-name-complex="Times New Roman" fo:font-weight="bold" style:font-weight-asian="bold" style:font-weight-complex="bold"/>
    </style:style>
    <style:style style:name="P8" style:parent-style-name="Normal" style:family="paragraph">
      <style:paragraph-properties fo:line-height="100%" fo:text-indent="0.5in"/>
      <style:text-properties style:font-name="Times New Roman" style:font-name-complex="Times New Roman"/>
    </style:style>
    <style:style style:name="P9" style:parent-style-name="Normal" style:family="paragraph">
      <style:paragraph-properties fo:line-height="100%" fo:text-indent="0.5in"/>
    </style:style>
    <style:style style:name="T10" style:parent-style-name="DefaultParagraphFont" style:family="text">
      <style:text-properties style:font-name="Times New Roman" style:font-name-complex="Times New Roman" fo:font-weight="bold" style:font-weight-asian="bold" style:font-weight-complex="bold"/>
    </style:style>
    <style:style style:name="P11" style:parent-style-name="Normal" style:family="paragraph">
      <style:paragraph-properties fo:line-height="100%" fo:text-indent="0.5in"/>
      <style:text-properties style:font-name="Times New Roman" style:font-name-complex="Times New Roman"/>
    </style:style>
    <style:style style:name="P12" style:parent-style-name="Normal" style:family="paragraph">
      <style:paragraph-properties fo:line-height="100%" fo:text-indent="0.5in"/>
      <style:text-properties style:font-name="Times New Roman" style:font-name-complex="Times New Roman"/>
    </style:style>
    <style:style style:name="P13" style:parent-style-name="Normal" style:family="paragraph">
      <style:paragraph-properties fo:line-height="100%" fo:text-indent="0.5in"/>
    </style:style>
    <style:style style:name="T14" style:parent-style-name="DefaultParagraphFont" style:family="text">
      <style:text-properties style:font-name="Times New Roman" style:font-name-complex="Times New Roman" fo:font-weight="bold" style:font-weight-asian="bold" style:font-weight-complex="bold"/>
    </style:style>
    <style:style style:name="P15" style:parent-style-name="Normal" style:family="paragraph">
      <style:paragraph-properties fo:line-height="100%" fo:text-indent="0.5in"/>
    </style:style>
    <style:style style:name="T16" style:parent-style-name="DefaultParagraphFont" style:family="text">
      <style:text-properties style:font-name="Times New Roman" style:font-name-complex="Times New Roman"/>
    </style:style>
    <style:style style:name="T17" style:parent-style-name="DefaultParagraphFont" style:family="text">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T19" style:parent-style-name="DefaultParagraphFont" style:family="text">
      <style:text-properties style:font-name="Times New Roman" style:font-name-complex="Times New Roman"/>
    </style:style>
    <style:style style:name="T20" style:parent-style-name="DefaultParagraphFont" style:family="text">
      <style:text-properties style:font-name="Times New Roman" style:font-name-complex="Times New Roman"/>
    </style:style>
    <style:style style:name="P21" style:parent-style-name="Normal" style:family="paragraph">
      <style:paragraph-properties fo:line-height="100%" fo:text-indent="0.5in"/>
    </style:style>
    <style:style style:name="T22" style:parent-style-name="DefaultParagraphFont" style:family="text">
      <style:text-properties style:font-name="Times New Roman" style:font-name-complex="Times New Roman" fo:font-weight="bold" style:font-weight-asian="bold" style:font-weight-complex="bold"/>
    </style:style>
    <style:style style:name="P23" style:parent-style-name="Normal" style:family="paragraph">
      <style:paragraph-properties fo:line-height="100%" fo:text-indent="0.5in"/>
    </style:style>
    <style:style style:name="T24" style:parent-style-name="DefaultParagraphFont" style:family="text">
      <style:text-properties style:font-name="Times New Roman" style:font-name-complex="Times New Roman"/>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style:style>
    <style:style style:name="T27" style:parent-style-name="DefaultParagraphFont" style:family="text">
      <style:text-properties style:font-name="Times New Roman" style:font-name-complex="Times New Roman"/>
    </style:style>
    <style:style style:name="P28" style:parent-style-name="Normal" style:family="paragraph">
      <style:paragraph-properties fo:line-height="100%" fo:text-indent="0.5in"/>
    </style:style>
    <style:style style:name="T29" style:parent-style-name="DefaultParagraphFont" style:family="text">
      <style:text-properties style:font-name="Times New Roman" style:font-name-complex="Times New Roman"/>
    </style:style>
    <style:style style:name="T30" style:parent-style-name="DefaultParagraphFont" style:family="text">
      <style:text-properties style:font-name="Times New Roman" style:font-name-complex="Times New Roman"/>
    </style:style>
    <style:style style:name="T31" style:parent-style-name="DefaultParagraphFont" style:family="text">
      <style:text-properties style:font-name="Times New Roman" style:font-name-complex="Times New Roman"/>
    </style:style>
    <style:style style:name="P32" style:parent-style-name="Normal" style:family="paragraph">
      <style:paragraph-properties fo:line-height="100%" fo:text-indent="0.5in"/>
      <style:text-properties style:font-name="Times New Roman" style:font-name-complex="Times New Roman"/>
    </style:style>
    <style:style style:name="P33" style:parent-style-name="Normal" style:family="paragraph">
      <style:paragraph-properties fo:line-height="100%" fo:text-indent="0.5in"/>
    </style:style>
    <style:style style:name="T34" style:parent-style-name="DefaultParagraphFont" style:family="text">
      <style:text-properties style:font-name="Times New Roman" style:font-name-complex="Times New Roman" fo:font-weight="bold" style:font-weight-asian="bold" style:font-weight-complex="bold"/>
    </style:style>
    <style:style style:name="P35" style:parent-style-name="Normal" style:family="paragraph">
      <style:paragraph-properties fo:line-height="100%" fo:text-indent="0.5in"/>
      <style:text-properties style:font-name="Times New Roman" style:font-name-complex="Times New Roman"/>
    </style:style>
    <style:style style:name="P36" style:parent-style-name="Normal" style:family="paragraph">
      <style:paragraph-properties fo:line-height="100%" fo:text-indent="0.5in"/>
    </style:style>
    <style:style style:name="P37" style:parent-style-name="Bibliography" style:family="paragraph">
      <style:paragraph-properties fo:margin-left="0.5in" fo:text-indent="-0.5in">
        <style:tab-stops/>
      </style:paragraph-properties>
    </style:style>
    <style:style style:name="T38" style:parent-style-name="DefaultParagraphFont" style:family="text">
      <style:text-properties fo:font-style="italic" style:font-style-asian="italic" style:font-style-complex="italic"/>
    </style:style>
    <style:style style:name="P39" style:parent-style-name="Bibliography" style:family="paragraph">
      <style:paragraph-properties fo:margin-left="0.5in" fo:text-indent="-0.5in">
        <style:tab-stops/>
      </style:paragraph-properties>
    </style:style>
    <style:style style:name="T40" style:parent-style-name="DefaultParagraphFont" style:family="text">
      <style:text-properties fo:font-style="italic" style:font-style-asian="italic" style:font-style-complex="italic"/>
    </style:style>
    <style:style style:name="P41" style:parent-style-name="Bibliography" style:family="paragraph">
      <style:paragraph-properties fo:margin-left="0.5in" fo:text-indent="-0.5in">
        <style:tab-stops/>
      </style:paragraph-properties>
    </style:style>
    <style:style style:name="T42" style:parent-style-name="DefaultParagraphFont" style:family="text">
      <style:text-properties fo:font-style="italic" style:font-style-asian="italic" style:font-style-complex="italic"/>
    </style:style>
    <style:style style:name="P43" style:parent-style-name="Normal" style:family="paragraph">
      <style:paragraph-properties fo:margin-left="0.25in">
        <style:tab-stops/>
      </style:paragraph-properties>
    </style:style>
  </office:automatic-styles>
  <office:body>
    <office:text text:use-soft-page-breaks="true">
      <text:p text:style-name="P1">Jack Phipps</text:p>
      <text:p text:style-name="P2">Intro to Exercise Science<text:s/></text:p>
      <text:p text:style-name="P3">Anthony Campitelli</text:p>
      <text:p text:style-name="P4">Final Project</text:p>
      <text:p text:style-name="P5"/>
      <text:p text:style-name="P6"><text:span text:style-name="T7">Introduction</text:span></text:p>
      <text:p text:style-name="P8">Strength and conditioning (S&amp;C) coaching is a specialized profession within the field of exercise science, focused on improving athletic performance and reducing injury risk through structured training programs. These professionals play a vital role in the physical development of athletes across all levels, from high school sports to professional leagues. Their work is rooted in both science and practice, requiring a balance of knowledge, planning, and hands-on interaction with athletes.<text:line-break/>This paper explores the daily responsibilities of strength and conditioning coaches, highlights their importance to individual athletes and larger communities, and outlines the education, certifications, and personal skills required to succeed in the field. Understanding the demands and rewards of this profession can help aspiring professionals determine whether this path aligns with their personal interests and career goals.</text:p>
      <text:p text:style-name="P9"><text:span text:style-name="T10">Job Description</text:span></text:p>
      <text:p text:style-name="P11">A strength and conditioning coach<text:s/>design<text:s/>and implements training programs aimed at improving an athlete’s performance.<text:s/>Daily, these coaches assess athletes’ physical capabilities using performance tests, develop customized exercise routines, and monitor training progress. Responsibilities may include teaching proper lifting techniques, coordinating with athletic trainers and medical staff for injury prevention or rehabilitation, and conducting team-wide conditioning sessions.</text:p>
      <text:p text:style-name="P12">Coaches often work early mornings, evenings, and weekends to accommodate athletes’ schedules. In collegiate and professional settings, S&amp;C coaches may also analyze biomechanics, nutrition, and psychological aspects of<text:s/>performance. Technology, such as force plates, motion capture systems, and heart rate monitors, is increasingly used to inform and refine training regimens.<text:s/></text:p>
      <text:p text:style-name="P13"><text:span text:style-name="T14">Importance of the Role</text:span></text:p>
      <text:p text:style-name="P15"><text:span text:style-name="T16">At the community level, S&amp;C coaches contribute to long-term athlete development and promote physical literacy among youth.<text:s/></text:span><text:span text:style-name="T17">For my research I focused more on the college level S&amp;C Coach. <text:s/>This showed a huge impact on the belief that it gave student athletes that they believed they were receiving the correct training and were confident it would lead to better performance.<text:s/></text:span><text:span text:style-name="T18">Also,</text:span><text:span text:style-name="T19"><text:s/>that they were far more likely to actually listen to the advice on exercising given by a S&amp;C coach rather than just their normal sports coach because they belief in their expertise and training they have gone through.<text:s/></text:span><text:span text:style-name="T20">(Eisner, 2014)</text:span></text:p>
      <text:p text:style-name="P21"><text:span text:style-name="T22">Training and Skills Required</text:span></text:p>
      <text:p text:style-name="P23"><text:span text:style-name="T24">To become a strength and conditioning coach, a bachelor’s degree in exercise science, kinesiology, or a related field is typically required. Many professionals also pursue a master’s degree to deepen their understanding of physiology, biomechanics, and nutrition.<text:s/></text:span><text:span text:style-name="T25">According to the Bureau of Labor Statistics the average salary would be around $60,000 as of 2024 for<text:s/></text:span><text:soft-page-break/><text:span text:style-name="T26">an athletic trainer and a masters degree is the minimum requirement for getting a job in this field.</text:span><text:span text:style-name="T27"><text:s/>(US Bureau of Labor Statistics , 2024)</text:span></text:p>
      <text:p text:style-name="P28"><text:span text:style-name="T29">Strength and conditioning coaches are essential to the overall health and performance of athletes. Their expertise<text:s/></text:span><text:span text:style-name="T30">is separated into different compartments. First you have your professional knowledge, this is what they have studied for to give the best and most accurate information to each of their clients. Second you have your interpersonal skills which is how the coach connects and speaks with their clients which is also important because you want your clients to be comfortable with you. Lastly you have intrapersonal which is being self-aware has been proven to be a big factor in a coach’s effectiveness.<text:s/></text:span><text:span text:style-name="T31">(Gilbert, 2014)</text:span></text:p>
      <text:p text:style-name="P32">Experience is another critical factor. Many coaches begin as interns or graduate assistants, gradually building their credentials and reputation. Networking within the sports community and continuing education are essential for career progression.</text:p>
      <text:p text:style-name="P33"><text:span text:style-name="T34">Conclusion</text:span></text:p>
      <text:p text:style-name="P35">Strength and conditioning coaching is a dynamic and impactful career within exercise science that combines scientific knowledge, hands-on training, and strong interpersonal skills. These professionals do more than develop stronger athletes—they contribute to safer sports participation and lifelong physical well-being. Their influence extends beyond the gym or training facility, shaping the habits and confidence of the individuals they coach. With the right education, certifications, and a passion for human performance, individuals can find a rewarding and influential career in this field. For those who are passionate about fitness, coaching, and personal development, strength and conditioning offer a meaningful way to make a difference in others’ lives while building a fulfilling professional journey</text:p>
      <text:p text:style-name="P36"/>
      <text:h text:style-name="Heading1" text:outline-level="1">Bibliography</text:h>
      <text:p text:style-name="P37">Eisner, M. T. (2014). Collegiate Athletes’ Perceptions.<text:s/><text:span text:style-name="T38">Journal of Athletic</text:span>.</text:p>
      <text:p text:style-name="P39">Gilbert, W. D. (2014). Becoming an Effective Strength and Conditioning Coach.<text:s/><text:span text:style-name="T40">Strength and Conditioning Journal</text:span>.</text:p>
      <text:p text:style-name="P41"><text:span text:style-name="T42">US Bureau of Labor Statistics<text:s/></text:span>. (2024). Retrieved from US Bureau of Labor Statistics : https://www.bls.gov/ooh/healthcare/athletic-trainers.htm</text:p>
      <text:p text:style-name="Normal"/>
      <text:p text:style-name="Normal"/>
      <text:p text:style-name="P4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ck Phipps</meta:initial-creator>
    <dc:creator>Jack Phipps</dc:creator>
    <meta:creation-date>2025-05-21T22:43:00Z</meta:creation-date>
    <dc:date>2025-05-21T23:35:00Z</dc:date>
    <meta:template xlink:href="Normal" xlink:type="simple"/>
    <meta:editing-cycles>2</meta:editing-cycles>
    <meta:editing-duration>PT2940S</meta:editing-duration>
    <meta:document-statistic meta:page-count="2" meta:paragraph-count="10" meta:word-count="778" meta:character-count="5203" meta:row-count="36" meta:non-whitespace-character-count="4435"/>
  </office:meta>
</office:document-meta>
</file>